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Text_20_body">
      <style:text-properties officeooo:paragraph-rsid="004f48b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8" style:family="paragraph" style:parent-style-name="Text_20_body" style:list-style-name="L1">
      <style:text-properties officeooo:paragraph-rsid="004f48b3"/>
    </style:style>
    <style:style style:name="P9" style:family="paragraph" style:parent-style-name="Text_20_body" style:list-style-name="L2">
      <style:text-properties officeooo:paragraph-rsid="004f48b3"/>
    </style:style>
    <style:style style:name="P10" style:family="paragraph" style:parent-style-name="Text_20_body" style:list-style-name="L3">
      <style:text-properties officeooo:paragraph-rsid="004f48b3"/>
    </style:style>
    <style:style style:name="P11" style:family="paragraph" style:parent-style-name="Text_20_body" style:list-style-name="L4">
      <style:text-properties officeooo:paragraph-rsid="004f48b3"/>
    </style:style>
    <style:style style:name="P12" style:family="paragraph" style:parent-style-name="Text_20_body" style:list-style-name="L5">
      <style:text-properties officeooo:paragraph-rsid="004f48b3"/>
    </style:style>
    <style:style style:name="P13" style:family="paragraph" style:parent-style-name="Text_20_body" style:list-style-name="L6">
      <style:text-properties officeooo:paragraph-rsid="004f48b3"/>
    </style:style>
    <style:style style:name="P14" style:family="paragraph" style:parent-style-name="Text_20_body" style:list-style-name="L7">
      <style:text-properties officeooo:paragraph-rsid="004f48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30c9b3f"/>
    </style:style>
    <style:style style:name="T4" style:family="text">
      <style:text-properties officeooo:rsid="02f1533d"/>
    </style:style>
    <style:style style:name="T5" style:family="text">
      <style:text-properties officeooo:rsid="004f48b3"/>
    </style:style>
    <style:style style:name="T6" style:family="text">
      <style:text-properties officeooo:rsid="005326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1" table:style-name="Tabla1">
        <table:table-column table:style-name="Tabla1.A"/>
        <table:table-column table:style-name="Tabla1.B"/>
        <table:table-row table:style-name="TableLine1652369891392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/text:p>
          </table:table-cell>
        </table:table-row>
      </table:table>
      <text:p text:style-name="Standard"/>
      <text:p text:style-name="P2"/>
      <table:table table:name="Tabla4" table:style-name="Tabla4">
        <table:table-column table:style-name="Tabla4.A"/>
        <table:table-column table:style-name="Tabla4.B"/>
        <table:table-row table:style-name="TableLine1652369903088">
          <table:table-cell table:style-name="Tabla4.A1" office:value-type="string">
            <text:p text:style-name="P6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">O transistor consome <text:span text:style-name="T3">máis</text:span> enerxía que a válvula sen carga.</text:p>
            <text:list xml:id="list2438763738" text:style-name="L1">
              <text:list-item>
                <text:p text:style-name="P8">Verdadeiro</text:p>
              </text:list-item>
              <text:list-item>
                <text:p text:style-name="P8">Falso</text:p>
              </text:list-item>
            </text:list>
            <text:p text:style-name="P3">O transistor ten un menor tempo de resposta que a válvula sen carga (é máis rápido).</text:p>
            <text:list xml:id="list3497781691" text:style-name="L2">
              <text:list-item>
                <text:p text:style-name="P9">Verdadeiro</text:p>
              </text:list-item>
              <text:list-item>
                <text:p text:style-name="P9">Falso</text:p>
              </text:list-item>
            </text:list>
            <text:p text:style-name="P3">A válvula sen carga é máis perigosa de manipular que o transistor debido á alta voltaxe co que traballa.</text:p>
            <text:list xml:id="list4072903766" text:style-name="L3">
              <text:list-item>
                <text:p text:style-name="P10">Verdadeiro</text:p>
              </text:list-item>
              <text:list-item>
                <text:p text:style-name="P10">Falso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 table:style-name="TableLine1652369890848">
          <table:table-cell table:style-name="Tabla2.A1" office:value-type="string">
            <text:p text:style-name="P6"><draw:frame draw:style-name="fr1" draw:name="Imagen1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Que outro nome recibe popularmente o circuíto integrado?</text:p>
            <text:list xml:id="list436488814" text:style-name="L4">
              <text:list-item>
                <text:p text:style-name="P11">SMT.</text:p>
              </text:list-item>
              <text:list-item>
                <text:p text:style-name="P11">Chip.</text:p>
              </text:list-item>
              <text:list-item>
                <text:p text:style-name="P11">Circuito impreso.</text:p>
              </text:list-item>
            </text:list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1652369898464">
          <table:table-cell table:style-name="Tabla5.A1" office:value-type="string">
            <text:p text:style-name="P6"><draw:frame draw:style-name="fr1" draw:name="Imagen1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">O microprocesador é un...</text:p>
            <text:list xml:id="list1478249721" text:style-name="L5">
              <text:list-item>
                <text:p text:style-name="P12">Circuito impreso.</text:p>
              </text:list-item>
              <text:list-item>
                <text:p text:style-name="P12">Circuito integrado.</text:p>
              </text:list-item>
              <text:list-item>
                <text:p text:style-name="P12">Circuito SMT.</text:p>
              </text:list-item>
            </text:list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1652369888944">
          <table:table-cell table:style-name="Tabla6.A1" office:value-type="string">
            <text:p text:style-name="P6"><draw:frame draw:style-name="fr1" draw:name="Imagen1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">Escribe a xeración correspondente á que corresponden os seguintes compoñentes:</text:p>
            <text:list xml:id="list2136099727" text:style-name="L6">
              <text:list-item>
                <text:p text:style-name="P13">Microprocesador:</text:p>
              </text:list-item>
              <text:list-item>
                <text:p text:style-name="P13"><text:soft-page-break/>Válvula sen carga:</text:p>
              </text:list-item>
              <text:list-item>
                <text:p text:style-name="P13">Transistor:</text:p>
              </text:list-item>
              <text:list-item>
                <text:p text:style-name="P13">Circuito integrado: <text:s/></text:p>
              </text:list-item>
              <text:list-item>
                <text:p text:style-name="P13">Robots: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12T17:20:01.933000000</dc:date>
    <meta:editing-duration>PT7H57M48S</meta:editing-duration>
    <meta:editing-cycles>133</meta:editing-cycles>
    <meta:generator>LibreOffice/7.1.2.2$Windows_X86_64 LibreOffice_project/8a45595d069ef5570103caea1b71cc9d82b2aae4</meta:generator>
    <meta:document-statistic meta:table-count="5" meta:image-count="5" meta:object-count="0" meta:page-count="2" meta:paragraph-count="31" meta:word-count="110" meta:character-count="636" meta:non-whitespace-character-count="563"/>
  </office:meta>
</office:document-meta>
</file>